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86.954352560001" calcext:value-type="float">
            <text:p>586.954352560001</text:p>
          </table:table-cell>
        </table:table-row>
        <table:table-row table:style-name="ro1">
          <table:table-cell office:value-type="float" office:value="555.173102973507" calcext:value-type="float">
            <text:p>555.173102973507</text:p>
          </table:table-cell>
        </table:table-row>
        <table:table-row table:style-name="ro1">
          <table:table-cell office:value-type="float" office:value="589.824350308478" calcext:value-type="float">
            <text:p>589.824350308478</text:p>
          </table:table-cell>
        </table:table-row>
        <table:table-row table:style-name="ro1">
          <table:table-cell office:value-type="float" office:value="582.954412964906" calcext:value-type="float">
            <text:p>582.954412964906</text:p>
          </table:table-cell>
        </table:table-row>
        <table:table-row table:style-name="ro1">
          <table:table-cell office:value-type="float" office:value="599.808061420345" calcext:value-type="float">
            <text:p>599.808061420345</text:p>
          </table:table-cell>
        </table:table-row>
        <table:table-row table:style-name="ro1">
          <table:table-cell office:value-type="float" office:value="568.850864368888" calcext:value-type="float">
            <text:p>568.850864368888</text:p>
          </table:table-cell>
        </table:table-row>
        <table:table-row table:style-name="ro1">
          <table:table-cell office:value-type="float" office:value="603.72619809464" calcext:value-type="float">
            <text:p>603.72619809464</text:p>
          </table:table-cell>
        </table:table-row>
        <table:table-row table:style-name="ro1">
          <table:table-cell office:value-type="float" office:value="592.880688690208" calcext:value-type="float">
            <text:p>592.880688690208</text:p>
          </table:table-cell>
        </table:table-row>
        <table:table-row table:style-name="ro1">
          <table:table-cell office:value-type="float" office:value="646.700855585232" calcext:value-type="float">
            <text:p>646.700855585232</text:p>
          </table:table-cell>
        </table:table-row>
        <table:table-row table:style-name="ro1">
          <table:table-cell office:value-type="float" office:value="549.112633983483" calcext:value-type="float">
            <text:p>549.112633983483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 )" office:value-type="float" office:value="587.598552094969" calcext:value-type="float">
            <text:p>587.598552094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9:49:11.288545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3:13.309348278</meta:creation-date>
    <dc:date>2018-05-30T19:49:59.569867906</dc:date>
    <dc:creator>Davide Ancona</dc:creator>
    <meta:editing-duration>PT4M28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